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95d" officeooo:paragraph-rsid="0001b95d"/>
    </style:style>
    <style:style style:name="P2" style:family="paragraph" style:parent-style-name="Standard">
      <style:text-properties officeooo:rsid="0001b95d" officeooo:paragraph-rsid="000fb015"/>
    </style:style>
    <style:style style:name="P3" style:family="paragraph" style:parent-style-name="Standard">
      <style:text-properties officeooo:rsid="00034176" officeooo:paragraph-rsid="00034176"/>
    </style:style>
    <style:style style:name="P4" style:family="paragraph" style:parent-style-name="Standard">
      <style:text-properties officeooo:rsid="00034176" officeooo:paragraph-rsid="000fc8cc"/>
    </style:style>
    <style:style style:name="P5" style:family="paragraph" style:parent-style-name="Standard">
      <style:text-properties officeooo:rsid="0003dc80" officeooo:paragraph-rsid="0003dc80"/>
    </style:style>
    <style:style style:name="P6" style:family="paragraph" style:parent-style-name="Standard">
      <style:text-properties fo:font-weight="bold" officeooo:rsid="00034176" officeooo:paragraph-rsid="00034176" style:font-weight-asian="bold" style:font-weight-complex="bold"/>
    </style:style>
    <style:style style:name="P7" style:family="paragraph" style:parent-style-name="Standard">
      <style:text-properties fo:font-weight="bold" officeooo:rsid="0001b95d" officeooo:paragraph-rsid="0001b95d" style:font-weight-asian="bold" style:font-weight-complex="bold"/>
    </style:style>
    <style:style style:name="P8" style:family="paragraph" style:parent-style-name="Standard">
      <style:text-properties fo:font-weight="bold" officeooo:rsid="0003f9b7" officeooo:paragraph-rsid="000fb015" style:font-weight-asian="bold" style:font-weight-complex="bold"/>
    </style:style>
    <style:style style:name="P9" style:family="paragraph" style:parent-style-name="Standard">
      <style:text-properties fo:font-weight="bold" officeooo:rsid="000b9d46" officeooo:paragraph-rsid="000b9d46" style:font-weight-asian="bold" style:font-weight-complex="bold"/>
    </style:style>
    <style:style style:name="P10" style:family="paragraph" style:parent-style-name="Standard">
      <style:text-properties fo:font-weight="bold" officeooo:rsid="001459dd" officeooo:paragraph-rsid="001459dd" style:font-weight-asian="bold" style:font-weight-complex="bold"/>
    </style:style>
    <style:style style:name="P11" style:family="paragraph" style:parent-style-name="Standard">
      <style:text-properties fo:font-weight="bold" officeooo:rsid="0015a779" officeooo:paragraph-rsid="0015a779" style:font-weight-asian="bold" style:font-weight-complex="bold"/>
    </style:style>
    <style:style style:name="P12" style:family="paragraph" style:parent-style-name="Standard">
      <style:text-properties fo:font-weight="bold" officeooo:rsid="0016caf1" officeooo:paragraph-rsid="0016caf1" style:font-weight-asian="bold" style:font-weight-complex="bold"/>
    </style:style>
    <style:style style:name="P13" style:family="paragraph" style:parent-style-name="Standard">
      <style:text-properties fo:font-weight="bold" officeooo:rsid="001c379d" officeooo:paragraph-rsid="001c379d" style:font-weight-asian="bold" style:font-weight-complex="bold"/>
    </style:style>
    <style:style style:name="P14" style:family="paragraph" style:parent-style-name="Standard">
      <style:text-properties officeooo:rsid="000529ef" officeooo:paragraph-rsid="000529ef"/>
    </style:style>
    <style:style style:name="P15" style:family="paragraph" style:parent-style-name="Standard">
      <style:text-properties officeooo:rsid="00096ad9" officeooo:paragraph-rsid="00096ad9"/>
    </style:style>
    <style:style style:name="P16" style:family="paragraph" style:parent-style-name="Standard">
      <style:text-properties officeooo:rsid="000cae15" officeooo:paragraph-rsid="000cae15"/>
    </style:style>
    <style:style style:name="P17" style:family="paragraph" style:parent-style-name="Standard">
      <style:text-properties officeooo:rsid="000dca8d" officeooo:paragraph-rsid="000dca8d"/>
    </style:style>
    <style:style style:name="P18" style:family="paragraph" style:parent-style-name="Standard">
      <style:text-properties officeooo:paragraph-rsid="000e44de"/>
    </style:style>
    <style:style style:name="P19" style:family="paragraph" style:parent-style-name="Standard">
      <style:text-properties officeooo:rsid="000f265b" officeooo:paragraph-rsid="000f265b"/>
    </style:style>
    <style:style style:name="P20" style:family="paragraph" style:parent-style-name="Standard">
      <style:text-properties officeooo:rsid="000fb015" officeooo:paragraph-rsid="000fb015"/>
    </style:style>
    <style:style style:name="P21" style:family="paragraph" style:parent-style-name="Standard">
      <style:text-properties officeooo:paragraph-rsid="00139cca"/>
    </style:style>
    <style:style style:name="P22" style:family="paragraph" style:parent-style-name="Standard">
      <style:text-properties fo:font-weight="normal" officeooo:rsid="001459dd" officeooo:paragraph-rsid="001459dd" style:font-weight-asian="normal" style:font-weight-complex="normal"/>
    </style:style>
    <style:style style:name="P23" style:family="paragraph" style:parent-style-name="Standard">
      <style:text-properties fo:font-weight="normal" officeooo:rsid="0015a779" officeooo:paragraph-rsid="0015a779" style:font-weight-asian="normal" style:font-weight-complex="normal"/>
    </style:style>
    <style:style style:name="P24" style:family="paragraph" style:parent-style-name="Standard">
      <style:text-properties fo:font-weight="normal" officeooo:rsid="0016caf1" officeooo:paragraph-rsid="0016caf1" style:font-weight-asian="normal" style:font-weight-complex="normal"/>
    </style:style>
    <style:style style:name="P25" style:family="paragraph" style:parent-style-name="Standard">
      <style:text-properties fo:font-weight="normal" officeooo:rsid="0016caf1" officeooo:paragraph-rsid="001ab130" style:font-weight-asian="normal" style:font-weight-complex="normal"/>
    </style:style>
    <style:style style:name="P26" style:family="paragraph" style:parent-style-name="Standard">
      <style:text-properties fo:font-weight="normal" officeooo:rsid="001c379d" officeooo:paragraph-rsid="001c379d" style:font-weight-asian="normal" style:font-weight-complex="normal"/>
    </style:style>
    <style:style style:name="P27" style:family="paragraph" style:parent-style-name="Standard">
      <style:text-properties fo:font-weight="normal" officeooo:rsid="0018dcdf" officeooo:paragraph-rsid="001ab130" style:font-weight-asian="normal" style:font-weight-complex="normal"/>
    </style:style>
    <style:style style:name="P28" style:family="paragraph" style:parent-style-name="Standard">
      <style:text-properties officeooo:rsid="0016caf1" officeooo:paragraph-rsid="0016caf1"/>
    </style:style>
    <style:style style:name="P29" style:family="paragraph" style:parent-style-name="Standard">
      <style:text-properties officeooo:rsid="0018dcdf" officeooo:paragraph-rsid="0018dcdf"/>
    </style:style>
    <style:style style:name="P30" style:family="paragraph" style:parent-style-name="Standard">
      <style:text-properties officeooo:paragraph-rsid="001ab130"/>
    </style:style>
    <style:style style:name="P31" style:family="paragraph" style:parent-style-name="Standard">
      <style:text-properties officeooo:paragraph-rsid="001f7ce6"/>
    </style:style>
    <style:style style:name="P32" style:family="paragraph" style:parent-style-name="Standard">
      <style:text-properties fo:language="en" fo:country="US" fo:font-weight="bold" officeooo:rsid="00207551" officeooo:paragraph-rsid="00207551" style:font-weight-asian="bold" style:font-weight-complex="bold"/>
    </style:style>
    <style:style style:name="P33" style:family="paragraph" style:parent-style-name="Standard">
      <style:text-properties officeooo:rsid="00207551" officeooo:paragraph-rsid="00207551"/>
    </style:style>
    <style:style style:name="P34" style:family="paragraph" style:parent-style-name="Standard">
      <style:text-properties officeooo:paragraph-rsid="0020755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abfd" style:font-weight-asian="normal" style:font-weight-complex="normal"/>
    </style:style>
    <style:style style:name="T3" style:family="text">
      <style:text-properties fo:font-weight="normal" officeooo:rsid="00139cca" style:font-weight-asian="normal" style:font-weight-complex="normal"/>
    </style:style>
    <style:style style:name="T4" style:family="text">
      <style:text-properties fo:font-weight="normal" officeooo:rsid="0016caf1" style:font-weight-asian="normal" style:font-weight-complex="normal"/>
    </style:style>
    <style:style style:name="T5" style:family="text">
      <style:text-properties fo:font-weight="normal" officeooo:rsid="0017cfb6" style:font-weight-asian="normal" style:font-weight-complex="normal"/>
    </style:style>
    <style:style style:name="T6" style:family="text">
      <style:text-properties fo:font-weight="normal" officeooo:rsid="0018dcdf" style:font-weight-asian="normal" style:font-weight-complex="normal"/>
    </style:style>
    <style:style style:name="T7" style:family="text">
      <style:text-properties fo:font-weight="normal" officeooo:rsid="001ab130" style:font-weight-asian="normal" style:font-weight-complex="normal"/>
    </style:style>
    <style:style style:name="T8" style:family="text">
      <style:text-properties officeooo:rsid="0003dc80"/>
    </style:style>
    <style:style style:name="T9" style:family="text">
      <style:text-properties officeooo:rsid="0003f9b7"/>
    </style:style>
    <style:style style:name="T10" style:family="text">
      <style:text-properties officeooo:rsid="00064872"/>
    </style:style>
    <style:style style:name="T11" style:family="text">
      <style:text-properties officeooo:rsid="00076f3a"/>
    </style:style>
    <style:style style:name="T12" style:family="text">
      <style:text-properties officeooo:rsid="000a6ccc"/>
    </style:style>
    <style:style style:name="T13" style:family="text">
      <style:text-properties officeooo:rsid="000cae15"/>
    </style:style>
    <style:style style:name="T14" style:family="text">
      <style:text-properties officeooo:rsid="000dca8d"/>
    </style:style>
    <style:style style:name="T15" style:family="text">
      <style:text-properties officeooo:rsid="000e44de"/>
    </style:style>
    <style:style style:name="T16" style:family="text">
      <style:text-properties officeooo:rsid="000fb015"/>
    </style:style>
    <style:style style:name="T17" style:family="text">
      <style:text-properties fo:font-weight="bold" officeooo:rsid="0010abfd" style:font-weight-asian="bold" style:font-weight-complex="bold"/>
    </style:style>
    <style:style style:name="T18" style:family="text">
      <style:text-properties fo:font-weight="bold" officeooo:rsid="000cae15" style:font-weight-asian="bold" style:font-weight-complex="bold"/>
    </style:style>
    <style:style style:name="T19" style:family="text">
      <style:text-properties officeooo:rsid="0018dcdf"/>
    </style:style>
    <style:style style:name="T20" style:family="text">
      <style:text-properties officeooo:rsid="001b29e8"/>
    </style:style>
    <style:style style:name="T21" style:family="text">
      <style:text-properties officeooo:rsid="001f7ce6"/>
    </style:style>
    <style:style style:name="T22" style:family="text">
      <style:text-properties officeooo:rsid="00207551"/>
    </style:style>
    <style:style style:name="T23" style:family="text">
      <style:text-properties officeooo:rsid="0001b9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21">Good manual </text:span><text:a xlink:type="simple" xlink:href="https://github.com/junit-team/junit4/wiki" text:style-name="Internet_20_link" text:visited-style-name="Visited_20_Internet_20_Link">https://github.com/junit-team/junit4/wiki</text:a> </text:p>
      <text:p text:style-name="P1"/>
      <text:p text:style-name="P1">@Test(expects = &lt;ExceptionName&gt;.class, timeout = &lt;in ms&gt;)</text:p>
      <text:p text:style-name="P15">@Ignore</text:p>
      <text:p text:style-name="P20">@FixMethodOrder(MethodSorters. &lt;name&gt;) over test-case to define order how @Test methods will be invokes</text:p>
      <text:p text:style-name="P20"/>
      <text:p text:style-name="P8">Test suites</text:p>
      <text:p text:style-name="P2"/>
      <text:p text:style-name="P2">@RunWith(Suite.class)</text:p>
      <text:p text:style-name="P2">@Suite.SuiteClasses({ </text:p>
      <text:p text:style-name="P2"><text:s text:c="3"/>TestJunit1.class ,TestJunit2.class</text:p>
      <text:p text:style-name="P2">})</text:p>
      <text:p text:style-name="P2">public class JunitTestSuite {</text:p>
      <text:p text:style-name="P2">}</text:p>
      <text:p text:style-name="P2"/>
      <text:p text:style-name="P20">or</text:p>
      <text:p text:style-name="P15"/>
      <text:p text:style-name="P14">junit.framework.TestResult – collect results of tests ??? <text:span text:style-name="T11">how to write there</text:span></text:p>
      <text:p text:style-name="P14">org.junit.TestSuite – <text:span text:style-name="T10">set of tests</text:span></text:p>
      <text:p text:style-name="P14"/>
      <text:p text:style-name="P14">TestSuite suite = new TestSuite(TestJunit1.class, TestJunit2.class, TestJunit3.class );</text:p>
      <text:p text:style-name="P14">TestResult result = new TestResult();</text:p>
      <text:p text:style-name="P14">suite.run(result);</text:p>
      <text:p text:style-name="P1"/>
      <text:p text:style-name="P6">Fixtures:</text:p>
      <text:p text:style-name="P3">1) extend <text:span text:style-name="T9">junit.framework.</text:span>TestCase and override protected void setUp(), tearDown(). <text:span text:style-name="T8">@Test is not needed over test methods</text:span></text:p>
      <text:p text:style-name="P5">or</text:p>
      <text:p text:style-name="P4">2) annotation @Before, @After, @BeforeClass (over public static method), @AfterClass(over public static method)</text:p>
      <text:p text:style-name="P1"/>
      <text:p text:style-name="P7">Custome runner</text:p>
      <text:p text:style-name="P1">Result result = JunitCore.runClasses(<text:span text:style-name="T12">&lt;</text:span>Test<text:span text:style-name="T12">&gt;</text:span>.class <text:span text:style-name="T12">or &lt;Suite&gt;.class</text:span>);</text:p>
      <text:p text:style-name="P1"/>
      <text:p text:style-name="P1">for (Failure failure : result.getFailures()) {</text:p>
      <text:p text:style-name="P1"><text:s text:c="5"/>System.out.println(failure.toString());</text:p>
      <text:p text:style-name="P1">}</text:p>
      <text:p text:style-name="P1"/>
      <text:p text:style-name="P32">Order of tests methods</text:p>
      <text:p text:style-name="P33">Place <text:span text:style-name="T23">@TestMethodOrder</text:span>(&lt;strategy for ordering&gt;) over class.</text:p>
      <text:p text:style-name="P34"><text:span text:style-name="T22">Strategy for ordering:</text:span></text:p>
      <text:p text:style-name="P33">1) Alphanumeric.class – order by names of test methods</text:p>
      <text:p text:style-name="P33">2) OrderAnnotation.class – according to @Order(number, which order) over test method</text:p>
      <text:p text:style-name="P33">3) Implenment MethodOrderer and use it</text:p>
      <text:p text:style-name="P1"/>
      <text:p text:style-name="P14">junit.framework.Asser is deprecated – use org.junit.Assert;</text:p>
      <text:p text:style-name="P14">org.hamcrest.CoreMatchers.<text:span text:style-name="T16">&lt;name&gt; - similar to assert* methods. More variants, may be extended</text:span></text:p>
      <text:p text:style-name="P14"/>
      <text:p text:style-name="P9"><text:soft-page-break/>Parameterized test cases</text:p>
      <text:p text:style-name="P16">1) anotate class with @RunWith(Parameterized.class)</text:p>
      <text:p text:style-name="P21"><text:span text:style-name="T13">2) public static method with @Parameters returns Collection of 2D array: row – set for test, col – parameters(</text:span><text:span text:style-name="T18">if 1 parameter needed </text:span><text:span text:style-name="T3">return Iterable or Object []). To define name of each test – use @Parameters(name = "{index}: something({&lt;index of parameter&gt;})")</text:span></text:p>
      <text:p text:style-name="P21"><text:span text:style-name="T14">3) set for test will be placed in constructor </text:span><text:span text:style-name="T17">or! </text:span><text:span text:style-name="T2">place @Parameter&lt;index&gt; over instance variables </text:span></text:p>
      <text:p text:style-name="P17"/>
      <text:p text:style-name="P17"/>
      <text:p text:style-name="P10">Assumptions</text:p>
      <text:p text:style-name="P22">import static org.junit.Assume.*;</text:p>
      <text:p text:style-name="P22">assume*() checks some condition before test execution. Tests, which fail assumes are like Ignored.</text:p>
      <text:p text:style-name="P22"/>
      <text:p text:style-name="P11">Rules</text:p>
      <text:p text:style-name="P23">@Rule</text:p>
      <text:p text:style-name="P23">public final TemporaryFolder = new TemporaryFolder(); //allows to create files/folders which will be deleted after test case execution</text:p>
      <text:p text:style-name="P23">@Rule</text:p>
      <text:p text:style-name="P23">public final TestRule globalTimeout = Timeout.millis(20); //aplies timeout for all tests</text:p>
      <text:p text:style-name="P23">***and others*** </text:p>
      <text:p text:style-name="P23"/>
      <text:p text:style-name="P12">Theories</text:p>
      <text:p text:style-name="P24">@RunWith(Theories.class) <text:span text:style-name="T20">before class declaration</text:span></text:p>
      <text:p text:style-name="P24"/>
      <text:p text:style-name="P24">@DataPoint<text:span text:style-name="T19">s</text:span> ←this will be used as pottential input parameters for @Theory(see below)</text:p>
      <text:p text:style-name="P24">public static &lt;Iterable/Array&gt; variableName = new ***</text:p>
      <text:p text:style-name="P24"/>
      <text:p text:style-name="P28"><text:span text:style-name="T1">@DataPoint</text:span><text:span text:style-name="T6">s(“name”)</text:span><text:span text:style-name="T1"> ←same as above</text:span></text:p>
      <text:p text:style-name="P24">public static &lt;Iterable/Array&gt; functionName(){***</text:p>
      <text:p text:style-name="P24"/>
      <text:p text:style-name="P27">@DataPoint</text:p>
      <text:p text:style-name="P30"><text:span text:style-name="T4">public static S</text:span><text:span text:style-name="T7">tring</text:span><text:span text:style-name="T4"> d</text:span><text:span text:style-name="T7">ata = “”;</text:span></text:p>
      <text:p text:style-name="P25"/>
      <text:p text:style-name="P28"><text:span text:style-name="T1">@Theory ← </text:span><text:span text:style-name="T5">should succeed at least on one DataPoint</text:span><text:span text:style-name="T7">s</text:span></text:p>
      <text:p text:style-name="P24">public void testMethodName(input parameter)</text:p>
      <text:p text:style-name="P17"/>
      <text:p text:style-name="P29">See @FromDataPoints, @ParameterSuppliedBy</text:p>
      <text:p text:style-name="P29"/>
      <text:p text:style-name="P13">Categories</text:p>
      <text:p text:style-name="P26">Run only tests which are marked with some category. See @RunWith(Categories.class), @IncludeCategory, @ExcludeCategory</text:p>
      <text:p text:style-name="P17"/>
      <text:p text:style-name="P18"><text:span text:style-name="T15">Questions before interview: </text:span><text:a xlink:type="simple" xlink:href="https://www.tutorialspoint.com/junit/junit_questions_answers.htm" text:style-name="Internet_20_link" text:visited-style-name="Visited_20_Internet_20_Link">https://www.tutorialspoint.com/junit/junit_questions_answers.htm</text:a> </text:p>
      <text:p text:style-name="P18"/>
      <text:p text:style-name="P19">Details:</text:p>
      <text:p text:style-name="P19">Interf. TestEngine facilitates discovery and execution of tes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3-09T11:51:10.297000000</dc:date>
    <meta:editing-duration>PT4H11M39S</meta:editing-duration>
    <meta:editing-cycles>29</meta:editing-cycles>
    <meta:document-statistic meta:table-count="0" meta:image-count="0" meta:object-count="0" meta:page-count="2" meta:paragraph-count="63" meta:word-count="360" meta:character-count="3020" meta:non-whitespace-character-count="2702"/>
  </office:meta>
</office:document-meta>
</file>